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automatic-styles>
    <style:style style:name="P1" style:family="paragraph" style:parent-style-name="Standard">
      <style:text-properties style:font-name="Noto Sans" officeooo:rsid="0018829f" officeooo:paragraph-rsid="0018829f"/>
    </style:style>
    <style:style style:name="P2" style:family="paragraph" style:parent-style-name="Standard">
      <style:text-properties style:font-name="Noto Sans" fo:font-size="22pt" officeooo:rsid="0018829f" officeooo:paragraph-rsid="0018829f" style:font-size-asian="22pt" style:font-size-complex="22pt"/>
    </style:style>
    <style:style style:name="P3" style:family="paragraph" style:parent-style-name="Standard">
      <style:text-properties style:font-name="Noto Sans" fo:font-size="15pt" officeooo:rsid="0018829f" officeooo:paragraph-rsid="0018829f" style:font-size-asian="15pt" style:font-size-complex="15pt"/>
    </style:style>
    <style:style style:name="P4" style:family="paragraph" style:parent-style-name="Standard">
      <style:text-properties style:font-name="Noto Sans" fo:font-size="15pt" officeooo:rsid="00188be8" officeooo:paragraph-rsid="00188be8" style:font-size-asian="15pt" style:font-size-complex="15pt"/>
    </style:style>
    <style:style style:name="P5" style:family="paragraph" style:parent-style-name="Standard">
      <style:text-properties fo:color="#808080" loext:opacity="100%" style:font-name="Noto Sans" fo:font-style="italic" officeooo:rsid="0018829f" officeooo:paragraph-rsid="0018829f" style:font-style-asian="italic" style:font-style-complex="italic"/>
    </style:style>
    <style:style style:name="P6" style:family="paragraph" style:parent-style-name="Standard">
      <style:text-properties fo:color="#808080" loext:opacity="100%" style:font-name="Noto Sans" fo:font-style="italic" officeooo:rsid="00188be8" officeooo:paragraph-rsid="00188be8" style:font-style-asian="italic" style:font-style-complex="italic"/>
    </style:style>
    <style:style style:name="P7" style:family="paragraph" style:parent-style-name="Standard">
      <style:text-properties fo:color="#808080" loext:opacity="100%" style:font-name="Noto Sans" fo:font-size="10pt" fo:font-style="italic" officeooo:rsid="00188be8" officeooo:paragraph-rsid="00188be8" style:font-size-asian="10pt" style:font-style-asian="italic" style:font-size-complex="10pt" style:font-style-complex="italic"/>
    </style:style>
    <style:style style:name="P8" style:family="paragraph" style:parent-style-name="Standard">
      <style:text-properties fo:color="#000000" loext:opacity="100%" style:font-name="Noto Sans" fo:font-size="10pt" fo:font-style="normal" officeooo:rsid="001c340e" officeooo:paragraph-rsid="001c340e" style:font-size-asian="10pt" style:font-style-asian="normal" style:font-size-complex="10pt" style:font-style-complex="normal"/>
    </style:style>
    <style:style style:name="P9" style:family="paragraph" style:parent-style-name="Standard">
      <style:text-properties fo:color="#000000" loext:opacity="100%" style:font-name="Noto Sans" fo:font-size="10pt" fo:font-style="normal" officeooo:rsid="0018829f" officeooo:paragraph-rsid="001dc442" style:font-size-asian="10pt" style:font-style-asian="normal" style:font-size-complex="10pt" style:font-style-complex="normal"/>
    </style:style>
    <style:style style:name="P10" style:family="paragraph" style:parent-style-name="Standard">
      <style:text-properties fo:color="#000000" loext:opacity="100%" style:font-name="Noto Sans" fo:font-size="10pt" fo:font-style="normal" officeooo:rsid="001dc442" officeooo:paragraph-rsid="001dc442" style:font-size-asian="10pt" style:font-style-asian="normal" style:font-size-complex="10pt" style:font-style-complex="normal"/>
    </style:style>
    <style:style style:name="P11" style:family="paragraph" style:parent-style-name="Standard">
      <style:text-properties fo:color="#000000" loext:opacity="100%" style:font-name="Noto Sans" fo:font-size="10pt" fo:font-style="normal" officeooo:rsid="001dc442" officeooo:paragraph-rsid="001e95a0" style:font-size-asian="10pt" style:font-style-asian="normal" style:font-size-complex="10pt" style:font-style-complex="normal"/>
    </style:style>
    <style:style style:name="P12" style:family="paragraph" style:parent-style-name="Standard">
      <style:text-properties fo:color="#000000" loext:opacity="100%" style:font-name="Noto Sans" fo:font-size="10pt" fo:font-style="normal" officeooo:rsid="00208bda" officeooo:paragraph-rsid="00208bda" style:font-size-asian="10pt" style:font-style-asian="normal" style:font-size-complex="10pt" style:font-style-complex="normal"/>
    </style:style>
    <style:style style:name="P13" style:family="paragraph" style:parent-style-name="Standard">
      <style:text-properties fo:color="#000000" loext:opacity="100%" style:font-name="Noto Sans" fo:font-size="10pt" fo:font-style="normal" fo:font-weight="normal" officeooo:rsid="001dc442" officeooo:paragraph-rsid="001dc442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font-name="Noto Sans" fo:font-style="normal" officeooo:rsid="00208bda" officeooo:paragraph-rsid="00208bda" style:font-style-asian="normal" style:font-style-complex="normal"/>
    </style:style>
    <style:style style:name="P15" style:family="paragraph" style:parent-style-name="Standard">
      <style:text-properties officeooo:paragraph-rsid="001dc442"/>
    </style:style>
    <style:style style:name="P16" style:family="paragraph" style:parent-style-name="Standard">
      <style:text-properties style:font-name="Noto Sans" officeooo:rsid="0018829f" officeooo:paragraph-rsid="001dc442"/>
    </style:style>
    <style:style style:name="P17" style:family="paragraph" style:parent-style-name="Standard">
      <style:text-properties style:font-name="Noto Sans" fo:font-size="24pt" officeooo:rsid="00208bda" officeooo:paragraph-rsid="00208bda" style:font-size-asian="24pt" style:font-size-complex="24pt"/>
    </style:style>
    <style:style style:name="P18" style:family="paragraph">
      <loext:graphic-properties draw:fill="solid" draw:fill-color="#dddddd"/>
      <style:text-properties style:font-name="Noto Sans" fo:font-weight="bold" style:font-weight-asian="bold" style:font-weight-complex="bold"/>
    </style:style>
    <style:style style:name="T1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808080" loext:opacity="100%" fo:font-size="12pt" fo:font-style="italic" officeooo:rsid="0018829f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d4517"/>
    </style:style>
    <style:style style:name="T5" style:family="text">
      <style:text-properties officeooo:rsid="001dc442"/>
    </style:style>
    <style:style style:name="T6" style:family="text">
      <style:text-properties fo:color="#000000" loext:opacity="100%" style:font-name="Noto Sans" fo:font-size="10pt" fo:font-style="normal" officeooo:rsid="001dc442" style:font-size-asian="10pt" style:font-style-asian="normal" style:font-size-complex="10pt" style:font-style-complex="normal"/>
    </style:style>
    <style:style style:name="T7" style:family="text">
      <style:text-properties fo:color="#000000" loext:opacity="100%" style:font-name="Noto Sans" fo:font-size="10pt" fo:font-style="normal" officeooo:rsid="0018829f" style:font-size-asian="10pt" style:font-style-asian="normal" style:font-size-complex="10pt" style:font-style-complex="normal"/>
    </style:style>
    <style:style style:name="T8" style:family="text">
      <style:text-properties officeooo:rsid="001e95a0"/>
    </style:style>
    <style:style style:name="T9" style:family="text">
      <style:text-properties officeooo:rsid="00208bda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Noto Sans"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dddddd" draw:textarea-horizontal-align="justify" draw:auto-grow-height="false" draw:auto-grow-width="false" fo:min-height="0.586cm" fo:min-width="15.381cm" fo:padding-top="0.7cm" fo:padding-bottom="0.7cm" fo:padding-left="0.7cm" fo:padding-right="0.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graphic-properties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y Little Pony: Crinière au vent</text:p>
      <text:p text:style-name="P2"><draw:frame text:anchor-type="paragraph" draw:z-index="0" draw:name="Cadre de texte 1" draw:style-name="gr1" draw:text-style-name="P18" svg:width="16.915cm" svg:height="1.758cm" svg:x="0cm" svg:y="0.647cm"><draw:text-box><text:p><text:span text:style-name="T11">Runner</text:span></text:p><text:p><text:span text:style-name="T11">9 – 12 ans</text:span></text:p><text:p><text:span text:style-name="T11">PC</text:span></text:p></draw:text-box></draw:frame></text:p>
      <text:p text:style-name="P1"/>
      <text:p text:style-name="P1"/>
      <text:p text:style-name="P1"/>
      <text:p text:style-name="P1"/>
      <text:p text:style-name="P3">PITCH</text:p>
      <text:p text:style-name="P8"><text:span text:style-name="T4">Plonge dans le monde magique et coloré de My Little Pony avec</text:span> Rainbow Dash ! <text:span text:style-name="T4">Dans cette course folle, saute et détruit les obstacles en dessinant des symboles. Court petit poney, court aussi loin que possible !</text:span></text:p>
      <text:p text:style-name="P1"/>
      <text:p text:style-name="P3">BACKGROUND</text:p>
      <text:p text:style-name="P15"><text:span text:style-name="T7">My Little Pony: Friendship Gardens – </text:span><text:span text:style-name="T6">1998 – PC</text:span></text:p>
      <text:p text:style-name="P15"><text:span text:style-name="T6">My Little Pony: Crystal Princess: The Runaway Rainbow – 2006 – Game Boy Advance</text:span></text:p>
      <text:p text:style-name="P15"><text:span text:style-name="T7">My Little Pony: Pinkie Pie's Party Parade – </text:span><text:span text:style-name="T6">2007 – PC</text:span></text:p>
      <text:p text:style-name="P15"><text:span text:style-name="T6">My Little Pony: Pinkie Pie's Party – 2008 - DS</text:span></text:p>
      <text:p text:style-name="P15"><text:span text:style-name="T7">---</text:span></text:p>
      <text:p text:style-name="P11"><text:span text:style-name="T7">My Little Pony: Twilight Sparkle, Teacher for a Day – </text:span><text:span text:style-name="T8">2011 - iOS</text:span></text:p>
      <text:p text:style-name="P15"><text:span text:style-name="T7">My Little Pony: </text:span><text:span text:style-name="T6">Welcome to Ponyvill – 2012 – iOS, Android</text:span></text:p>
      <text:p text:style-name="P9">M<text:span text:style-name="T5">y Little Pony: Friendship Is Magic – 2012 - iOS, Android, </text:span><text:span text:style-name="T9">PC</text:span></text:p>
      <text:p text:style-name="P10">My Little Pony: Friendship Celebration Cutie Mark Magic – 2015 - iOS</text:p>
      <text:p text:style-name="P10">My Little Pony: Puzzle Party – 2016 – iOS, Android</text:p>
      <text:p text:style-name="P10">My Little Pony: Pocket Ponies – 2019 - iOS, Android</text:p>
      <text:p text:style-name="P10">---</text:p>
      <text:p text:style-name="P13">My Little Pony: A Maretime Bay Adventure – 2022 - Xbox, PS, Switch, PC</text:p>
      <text:p text:style-name="P10">My Little Pony: Mane Merge – 2022 - iOS</text:p>
      <text:p text:style-name="P13">My Little Pony: A Zephyr Heights Mystery – 2024 – Xbox, PS, Switch, PC</text:p>
      <text:p text:style-name="P16"/>
      <text:p text:style-name="P3">DESCRIPTION</text:p>
      <text:p text:style-name="P12">-</text:p>
      <text:p text:style-name="P5"/>
      <text:p text:style-name="P4">KEY FEATURES</text:p>
      <text:p text:style-name="P12">Dessin de symboles : mécanique pour sauter et détruire les obstacles</text:p>
      <text:p text:style-name="P12">Une seule touche pour tout : juste besoin de la barre espace</text:p>
      <text:p text:style-name="P14"><text:span text:style-name="T10">Univers officiel de My Little Pon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8:45:29.388000000</meta:creation-date>
    <dc:date>2024-07-08T12:21:52.453000000</dc:date>
    <meta:editing-duration>PT1H42M49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5" meta:word-count="210" meta:character-count="1203" meta:non-whitespace-character-count="999"/>
  </office:meta>
</office:document-meta>
</file>